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0d021" officeooo:paragraph-rsid="0010d021"/>
    </style:style>
    <style:style style:name="P2" style:family="paragraph" style:parent-style-name="Standard">
      <style:text-properties officeooo:rsid="00112cfe" officeooo:paragraph-rsid="00112cfe"/>
    </style:style>
    <style:style style:name="T1" style:family="text">
      <style:text-properties officeooo:rsid="00112c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retta Caretta, ein Entwicklungsroman von Paulus Hogatterer, handelt von Dominik, der in einer sozialpädagogischen Wohngemeinschaft in Wien wohnt und mit seinem Onkel und Isabella eine Schildkröte sucht.</text:p>
      <text:p text:style-name="Standard"/>
      <text:p text:style-name="P1">Dominik ist ein 15 Jähriger Bursche, er wohnt in Wien. Er bekommt ein Taschengeld vom Jugendamt, doch er verdient sich sein Geld auch anders, nämlich verkauft er sich an Männer und Frauen als Prostituierter. Sein Vater ist gestorben. Das Jugendamt hat ihn und seine Schwester von ihrer Mutter weggebracht. Er wohnt in einer Wohngemeinschaft in Wien mit anderen Jugendlichen und seine Schwester wurde von einer Pflegefamilier aufgenommen. </text:p>
      <text:p text:style-name="P1">Er scheint eher schlank und groß zu sein, jedoch wird sein äußeres Aussehen nicht viel beschrieben. <text:span text:style-name="T1">Er hat den Wienerischen Dialekt zu haben. </text:span></text:p>
      <text:p text:style-name="P2">Er ist eher extrovertiv und redet viel. Er scheint sich auch nicht viel zu denken, wenn er Menschen verletzt und ist auch im Besitz von Waffen, es kommt viel abgehärtet rüber. Dominik geht nicht wirklich eine soziale Beziehung ein. Doch die Beziehung zu Isabella wird immer besser im Laufe des Buches.</text:p>
      <text:p text:style-name="P2"/>
      <text:p text:style-name="P2">Dominik wirkt, als wäre er ein verlorener Mensch. Er nimmt Schmerzmittel zu sich und seine Gedanken sind skrupellos, wenn es sich um das verletzen oder töten von Menschen geht. </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de" fo:country="DE"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de" fo:country="DE"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1T20:46:39.439832067</meta:creation-date>
    <dc:date>2021-11-21T21:09:38.196513423</dc:date>
    <meta:editing-duration>PT18S</meta:editing-duration>
    <meta:editing-cycles>1</meta:editing-cycles>
    <meta:document-statistic meta:table-count="0" meta:image-count="0" meta:object-count="0" meta:page-count="1" meta:paragraph-count="5" meta:word-count="197" meta:character-count="1262" meta:non-whitespace-character-count="1067"/>
    <meta:generator>LibreOffice/7.1.7.2$Linux_X86_64 LibreOffice_project/10$Build-2</meta:generator>
  </office:meta>
</office:document-meta>
</file>